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984b" officeooo:paragraph-rsid="0011984b"/>
    </style:style>
    <style:style style:name="P2" style:family="paragraph" style:parent-style-name="Standard">
      <style:text-properties fo:font-size="14pt" officeooo:rsid="0011984b" officeooo:paragraph-rsid="0011984b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134981" officeooo:paragraph-rsid="0013498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34981" officeooo:paragraph-rsid="00134981" style:font-size-asian="14pt" style:font-size-complex="14pt"/>
    </style:style>
    <style:style style:name="P5" style:family="paragraph" style:parent-style-name="Standard">
      <style:text-properties fo:font-size="14pt" officeooo:rsid="00167742" officeooo:paragraph-rsid="00167742" style:font-size-asian="14pt" style:font-size-complex="14pt"/>
    </style:style>
    <style:style style:name="P6" style:family="paragraph" style:parent-style-name="Standard">
      <style:text-properties fo:font-size="14pt" officeooo:rsid="0017b755" officeooo:paragraph-rsid="0017b755" style:font-size-asian="14pt" style:font-size-complex="14pt"/>
    </style:style>
    <style:style style:name="P7" style:family="paragraph" style:parent-style-name="Standard">
      <style:text-properties fo:font-size="14pt" fo:font-weight="bold" officeooo:rsid="0011984b" officeooo:paragraph-rsid="0011984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7b755" officeooo:paragraph-rsid="0017b75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11984b" officeooo:paragraph-rsid="0011984b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8pt" fo:font-weight="bold" officeooo:rsid="0011984b" officeooo:paragraph-rsid="0011984b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33333" fo:font-size="12pt" officeooo:rsid="0013acc2" officeooo:paragraph-rsid="0013acc2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officeooo:rsid="00134981" officeooo:paragraph-rsid="00134981" style:font-size-asian="12pt" style:font-size-complex="12pt"/>
    </style:style>
    <style:style style:name="P13" style:family="paragraph" style:parent-style-name="Standard">
      <style:text-properties officeooo:paragraph-rsid="00180418"/>
    </style:style>
    <style:style style:name="T1" style:family="text">
      <style:text-properties officeooo:rsid="00134981"/>
    </style:style>
    <style:style style:name="T2" style:family="text">
      <style:text-properties officeooo:rsid="0014b27d"/>
    </style:style>
    <style:style style:name="T3" style:family="text">
      <style:text-properties officeooo:rsid="00167742"/>
    </style:style>
    <style:style style:name="T4" style:family="text">
      <style:text-properties officeooo:rsid="0017b75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b755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b755" style:font-weight-asian="normal" style:font-weight-complex="normal"/>
    </style:style>
    <style:style style:name="T9" style:family="text">
      <style:text-properties fo:font-weight="normal" officeooo:rsid="001c3d98" style:font-weight-asian="normal" style:font-weight-complex="normal"/>
    </style:style>
    <style:style style:name="T10" style:family="text">
      <style:text-properties fo:font-weight="normal" officeooo:rsid="001dcedc" style:font-weight-asian="normal" style:font-weight-complex="normal"/>
    </style:style>
    <style:style style:name="T11" style:family="text">
      <style:text-properties fo:font-size="14pt" fo:font-weight="normal" officeooo:rsid="0017b755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80418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dcedc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lección da cor</text:p>
      <text:p text:style-name="P1"/>
      <text:p text:style-name="P2">Inventa e describe brevemente unha empresa centrándote nos seguintes parámetros:</text:p>
      <text:p text:style-name="P2"><text:tab/>- Actividade á que se dedica ou sector no que centra a súa actividade</text:p>
      <text:p text:style-name="P2"><text:tab/>- Territorio (físico ou virtual) no que ofrece os seus servizos</text:p>
      <text:p text:style-name="P2"><text:tab/>- Valores e sensacións que quere transmitir na súa web</text:p>
      <text:p text:style-name="P2"/>
      <text:p text:style-name="P2">Esta empresa quere encargar o deseño da súa web pero aínda non ten unha imaxe corporativa definida.</text:p>
      <text:p text:style-name="P2"/>
      <text:p text:style-name="P2">Deberás escoller a cor que predomine na súa marca <text:span text:style-name="T1">e que, en consecuencia, terá unha forte presencia no sitio web</text:span>. Para iso, fai uso dun círculo cromático.</text:p>
      <text:p text:style-name="P2"/>
      <text:p text:style-name="P7">1. Sitúa sobre o círculo cromático os logotipos das empresa<text:span text:style-name="T2">s</text:span> coa<text:span text:style-name="T2">s</text:span> que compite a empresa interesada, é dicir, aquelas coa que comparte sector e territorio.</text:p>
      <text:p text:style-name="P2"/>
      <text:p text:style-name="P2"><text:s text:c="2"/><text:span text:style-name="T3">As empresas coas que vai a competir a miña empresa inventada sería contra as redes sociais: Twitter, Instagram, Youtube, Facebook, LinkedIn, Pinterest..</text:span></text:p>
      <text:p text:style-name="P2"/>
      <text:p text:style-name="P5">No caso de Twitter, Facebook e LinkedIn teñen un<text:span text:style-name="T4">ha cor </text:span><text:span text:style-name="T6">azul</text:span><text:span text:style-name="T8">, mentras que YouTube e Pinterest teñen unha cor </text:span><text:span text:style-name="T6">vermella</text:span><text:span text:style-name="T8">. Sendo estos, cores primarias. </text:span></text:p>
      <text:p text:style-name="P6"><text:span text:style-name="T8">P</text:span><text:span text:style-name="T7">or outra banda, Instagram ten un </text:span><text:span text:style-name="T5">morado con amarelo</text:span><text:span text:style-name="T7">, sendo unha cor secundaria e unhas cores frías. </text:span></text:p>
      <text:p text:style-name="P2"/>
      <text:p text:style-name="P7">2. Emprega esa visualización para escoller unha cor para a empresa. Xustifica en que te baseaches para a elección (diferenciación, identificación, etc.)</text:p>
      <text:p text:style-name="P7"/>
      <text:p text:style-name="P8"><text:s text:c="2"/><text:span text:style-name="T7">A miña rede social tería unha cor verde, </text:span><text:span text:style-name="T9">e baseándome na diferenciación, utilizaría a unha cor distinta á que utilizan a maioría de redes sociais. Prentendo que d</text:span><text:span text:style-name="T10">é</text:span><text:span text:style-name="T9"> un aire de novidade e que intente ser distinta visualmente ao resto de redes sociais coa cor. O verde que utilizaría sería un verde frío tirando a cálido. </text:span><text:span text:style-name="T10">Non sería o complementario do azul, senon máis ben o do amarelo.</text:span></text:p>
      <text:p text:style-name="P9"/>
      <text:p text:style-name="P7">3. Consulta a psicoloxía e sensacións asociadas á cor que escolliches e explica se decides cambiar a cor ou manter a túa elección.</text:p>
      <text:p text:style-name="P2"/>
      <text:p text:style-name="P13"><text:span text:style-name="T11"><text:s text:c="2"/>Escollería un verde claro </text:span><text:span text:style-name="T13">intentando </text:span><text:span text:style-name="T11">que inspirase </text:span><text:span text:style-name="T12">descanso</text:span><text:span text:style-name="T11"> </text:span><text:span text:style-name="T12">e renovación. Que transmitise tranquilidade, xa que a intención da rede social sería </text:span><text:span text:style-name="T13">un remanso de paz e tranquilidade</text:span><text:span text:style-name="T12">. </text:span><text:span text:style-name="T13">Non cambiaría de cor, porque penso que queda moi acertado coa idea dunha rede social para fotos paisaxísticas. </text:span></text:p>
      <text:p text:style-name="P3"/>
      <text:p text:style-name="P3"/>
      <text:p text:style-name="P3"/>
      <text:p text:style-name="P3"/>
      <text:p text:style-name="P12">O círculo cromático podes atopalo na carpeta “Recursos da aula”</text:p>
      <text:p text:style-name="P4"><text:soft-page-break/></text:p>
      <text:p text:style-name="P4"/>
      <text:p text:style-name="P4"/>
      <text:p text:style-name="P4"/>
      <text:p text:style-name="P4"/>
      <text:p text:style-name="P11">Entrega esta tarefa nun documento en formato PDF ou nun único arquivo comprimido (ZIP, RAR,...) no caso de que inclúas a imaxe do círculo cromático fóra do documento.</text:p>
      <text:p text:style-name="P11">O nome do documento debe ter a seguinte estrutura: Apelido_Nome.PDF</text:p>
      <text:p text:style-name="P4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7:00:02.493000000</meta:creation-date>
    <dc:date>2021-10-08T18:45:06.741068824</dc:date>
    <meta:editing-duration>PT4H37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386" meta:character-count="2350" meta:non-whitespace-character-count="1970"/>
  </office:meta>
</office:document-meta>
</file>